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1fbc"/>
    </style:style>
    <style:style style:name="P2" style:family="paragraph" style:parent-style-name="Standard">
      <style:text-properties fo:font-weight="bold" officeooo:rsid="00121fbc" officeooo:paragraph-rsid="00121fbc" style:font-weight-asian="bold" style:font-weight-complex="bold"/>
    </style:style>
    <style:style style:name="P3" style:family="paragraph" style:parent-style-name="Standard">
      <style:text-properties fo:font-weight="bold" officeooo:paragraph-rsid="00121fbc" style:font-weight-asian="bold" style:font-weight-complex="bold"/>
    </style:style>
    <style:style style:name="P4" style:family="paragraph" style:parent-style-name="Standard">
      <style:text-properties fo:font-weight="bold" officeooo:paragraph-rsid="0012a725" style:font-weight-asian="bold" style:font-weight-complex="bold"/>
    </style:style>
    <style:style style:name="P5" style:family="paragraph" style:parent-style-name="Standard">
      <style:text-properties officeooo:rsid="00121fbc" officeooo:paragraph-rsid="00121fbc"/>
    </style:style>
    <style:style style:name="P6" style:family="paragraph" style:parent-style-name="Standard">
      <style:text-properties officeooo:rsid="00121fbc" officeooo:paragraph-rsid="0012a725"/>
    </style:style>
    <style:style style:name="P7" style:family="paragraph" style:parent-style-name="Standard">
      <style:text-properties officeooo:rsid="0012a725" officeooo:paragraph-rsid="0012a725"/>
    </style:style>
    <style:style style:name="P8" style:family="paragraph" style:parent-style-name="Standard">
      <style:text-properties officeooo:paragraph-rsid="0012a725"/>
    </style:style>
    <style:style style:name="T1" style:family="text">
      <style:text-properties officeooo:rsid="00121fb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1fbc" style:font-weight-asian="bold" style:font-weight-complex="bold"/>
    </style:style>
    <style:style style:name="T4" style:family="text">
      <style:text-properties fo:font-weight="bold" officeooo:rsid="0012a725" style:font-weight-asian="bold" style:font-weight-complex="bold"/>
    </style:style>
    <style:style style:name="T5" style:family="text">
      <style:text-properties officeooo:rsid="0010e196"/>
    </style:style>
    <style:style style:name="T6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7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121fbc" style:font-size-asian="11pt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weight-complex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12a725" style:font-size-asian="11pt" style:font-style-asian="normal" style:font-weight-asian="normal" style:font-weight-complex="normal" style:text-emphasize="non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21fbc" style:font-weight-asian="normal" style:font-weight-complex="normal"/>
    </style:style>
    <style:style style:name="T12" style:family="text">
      <style:text-properties officeooo:rsid="0012a725"/>
    </style:style>
    <style:style style:name="T13" style:family="text">
      <style:text-properties officeooo:rsid="0011aec5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1aec5" style:font-style-asian="italic" style:font-weight-asian="normal" style:font-style-complex="italic" style:font-weight-complex="normal"/>
    </style:style>
    <style:style style:name="T16" style:family="text">
      <style:text-properties officeooo:rsid="00130c74"/>
    </style:style>
    <style:style style:name="T17" style:family="text">
      <style:text-properties officeooo:rsid="0012c8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Local: </text:span><text:span text:style-name="T11">M</text:span><text:span text:style-name="T10">anager &gt; Relatórios &gt; Documentos Fiscais &gt; Documentos Fiscais Declarados Pelo Tomador</text:span></text:p>
      <text:p text:style-name="P2"/>
      <text:p text:style-name="P6"><text:span text:style-name="T4">Alteração</text:span><text:span text:style-name="T2">: </text:span><text:span text:style-name="T10">Trocar o tipo de dado nos campos </text:span><text:span text:style-name="T8">“Valor Documento”, “Valor Tributado”, “ISS Retido” e “ISS Não Retido” </text:span><text:span text:style-name="T9">de (texto) para (numérico)</text:span><text:span text:style-name="T10"> das planilhas de relatórios.</text:span></text:p>
      <text:p text:style-name="P3"/>
      <text:p text:style-name="P1"><text:span text:style-name="T2">SENDO</text:span> <text:span text:style-name="T5">o usuário </text:span></text:p>
      <text:p text:style-name="P1"><text:span text:style-name="T2">POSSO</text:span> <text:span text:style-name="T7">e</text:span><text:span text:style-name="T6">xportar um relatório de Documentos Fiscais declarados pelo Tomador com os campos: “Valor Documento”, “Valor Tributado”, “ISS Retido” e “ISS Não Retido” no formato “numérico” ou “moeda”</text:span></text:p>
      <text:p text:style-name="P1"><text:span text:style-name="T3">PARA QUE </text:span><text:span text:style-name="T1">possa </text:span><text:span text:style-name="T6">aplicar fórmulas e poder realizar auditorias</text:span></text:p>
      <text:p text:style-name="P5"/>
      <text:p text:style-name="P4">Cenário 1 – <text:span text:style-name="T12">Exportação de Planilha</text:span></text:p>
      <text:p text:style-name="P8"><text:span text:style-name="T2">Dado que</text:span> <text:span text:style-name="T12">o usuário </text:span><text:span text:style-name="T17">entre no local especificado</text:span></text:p>
      <text:p text:style-name="P8"><text:span text:style-name="T2">Quando</text:span> <text:span text:style-name="T17">clicar em “Exportar Relatório”</text:span></text:p>
      <text:p text:style-name="P7"><text:span text:style-name="T2">Então</text:span> <text:span text:style-name="T17">será exportado um relatório com os campos especificados com o tipo de dados que são números em tipo (numérico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84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2T16:18:01.412000000</meta:creation-date>
    <dc:date>2022-05-12T16:46:46.181000000</dc:date>
    <meta:editing-duration>PT13M26S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9" meta:word-count="117" meta:character-count="762" meta:non-whitespace-character-count="652"/>
  </office:meta>
</office:document-meta>
</file>